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91EAE0FC84615028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1.5811in"/>
    </style:style>
    <style:style style:name="co3" style:family="table-column">
      <style:table-column-properties fo:break-before="auto" style:column-width="1.3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516in" svg:height="4.8728in" svg:x="4.3563in" svg:y="0.1516in">
            <draw:object draw:notify-on-update-of-ranges="Sheet1.A6:Sheet1.A21 Sheet1.B5:Sheet1.B5 Sheet1.B6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lume_data</text:p>
          </table:table-cell>
          <table:table-cell office:value-type="float" office:value="69.381" calcext:value-type="float">
            <text:p>69.381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version_logiciel</text:p>
          </table:table-cell>
          <table:table-cell office:value-type="float" office:value="20241113" calcext:value-type="float">
            <text:p>20241113</text:p>
          </table:table-cell>
          <table:table-cell/>
        </table:table-row>
        <table:table-row table:style-name="ro1">
          <table:table-cell office:value-type="string" calcext:value-type="string">
            <text:p>files</text:p>
          </table:table-cell>
          <table:table-cell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string" calcext:value-type="string">
            <text:p>speed_max</text:p>
          </table:table-cell>
          <table:table-cell table:formula="of:=3336/MIN([.B6:.B21])" office:value-type="float" office:value="7.39008918077881" calcext:value-type="float">
            <text:p>7.39008918077881</text:p>
          </table:table-cell>
          <table:table-cell table:formula="of:=[.B1]/MIN([.B6:.B21])*60" office:value-type="float" office:value="9.22179455848227" calcext:value-type="float">
            <text:p>9.2217945584822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raw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EFT([.C6]; FIND(&quot;m&quot;; [.C6]) - 1) * 60 + MID([.C6]; FIND(&quot;m&quot;; [.C6]) + 1; FIND(&quot;s&quot;; [.C6]) - FIND(&quot;m&quot;; [.C6]) - 1)" office:value-type="float" office:value="1112.056626971" calcext:value-type="float">
            <text:p>1112.056626971</text:p>
          </table:table-cell>
          <table:table-cell office:value-type="string" calcext:value-type="string">
            <text:p>18m32.056626971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EFT([.C7]; FIND(&quot;m&quot;; [.C7]) - 1) * 60 + MID([.C7]; FIND(&quot;m&quot;; [.C7]) + 1; FIND(&quot;s&quot;; [.C7]) - FIND(&quot;m&quot;; [.C7]) - 1)" office:value-type="float" office:value="980.81770791" calcext:value-type="float">
            <text:p>980.81770791</text:p>
          </table:table-cell>
          <table:table-cell office:value-type="string" calcext:value-type="string">
            <text:p>16m20.81770791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EFT([.C8]; FIND(&quot;m&quot;; [.C8]) - 1) * 60 + MID([.C8]; FIND(&quot;m&quot;; [.C8]) + 1; FIND(&quot;s&quot;; [.C8]) - FIND(&quot;m&quot;; [.C8]) - 1)" office:value-type="float" office:value="674.241152266" calcext:value-type="float">
            <text:p>674.241152266</text:p>
          </table:table-cell>
          <table:table-cell office:value-type="string" calcext:value-type="string">
            <text:p>11m14.241152266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EFT([.C9]; FIND(&quot;m&quot;; [.C9]) - 1) * 60 + MID([.C9]; FIND(&quot;m&quot;; [.C9]) + 1; FIND(&quot;s&quot;; [.C9]) - FIND(&quot;m&quot;; [.C9]) - 1)" office:value-type="float" office:value="540.066833359" calcext:value-type="float">
            <text:p>540.066833359</text:p>
          </table:table-cell>
          <table:table-cell office:value-type="string" calcext:value-type="string">
            <text:p>9m0.066833359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EFT([.C10]; FIND(&quot;m&quot;; [.C10]) - 1) * 60 + MID([.C10]; FIND(&quot;m&quot;; [.C10]) + 1; FIND(&quot;s&quot;; [.C10]) - FIND(&quot;m&quot;; [.C10]) - 1)" office:value-type="float" office:value="478.487784636" calcext:value-type="float">
            <text:p>478.487784636</text:p>
          </table:table-cell>
          <table:table-cell office:value-type="string" calcext:value-type="string">
            <text:p>7m58.487784636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EFT([.C11]; FIND(&quot;m&quot;; [.C11]) - 1) * 60 + MID([.C11]; FIND(&quot;m&quot;; [.C11]) + 1; FIND(&quot;s&quot;; [.C11]) - FIND(&quot;m&quot;; [.C11]) - 1)" office:value-type="float" office:value="469.380819357" calcext:value-type="float">
            <text:p>469.380819357</text:p>
          </table:table-cell>
          <table:table-cell office:value-type="string" calcext:value-type="string">
            <text:p>7m49.380819357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EFT([.C12]; FIND(&quot;m&quot;; [.C12]) - 1) * 60 + MID([.C12]; FIND(&quot;m&quot;; [.C12]) + 1; FIND(&quot;s&quot;; [.C12]) - FIND(&quot;m&quot;; [.C12]) - 1)" office:value-type="float" office:value="460.254013632" calcext:value-type="float">
            <text:p>460.254013632</text:p>
          </table:table-cell>
          <table:table-cell office:value-type="string" calcext:value-type="string">
            <text:p>7m40.254013632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EFT([.C13]; FIND(&quot;m&quot;; [.C13]) - 1) * 60 + MID([.C13]; FIND(&quot;m&quot;; [.C13]) + 1; FIND(&quot;s&quot;; [.C13]) - FIND(&quot;m&quot;; [.C13]) - 1)" office:value-type="float" office:value="462.6385506" calcext:value-type="float">
            <text:p>462.6385506</text:p>
          </table:table-cell>
          <table:table-cell office:value-type="string" calcext:value-type="string">
            <text:p>7m42.6385506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LEFT([.C14]; FIND(&quot;m&quot;; [.C14]) - 1) * 60 + MID([.C14]; FIND(&quot;m&quot;; [.C14]) + 1; FIND(&quot;s&quot;; [.C14]) - FIND(&quot;m&quot;; [.C14]) - 1)" office:value-type="float" office:value="451.415391397" calcext:value-type="float">
            <text:p>451.415391397</text:p>
          </table:table-cell>
          <table:table-cell office:value-type="string" calcext:value-type="string">
            <text:p>7m31.415391397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LEFT([.C15]; FIND(&quot;m&quot;; [.C15]) - 1) * 60 + MID([.C15]; FIND(&quot;m&quot;; [.C15]) + 1; FIND(&quot;s&quot;; [.C15]) - FIND(&quot;m&quot;; [.C15]) - 1)" office:value-type="float" office:value="460.339976458" calcext:value-type="float">
            <text:p>460.339976458</text:p>
          </table:table-cell>
          <table:table-cell office:value-type="string" calcext:value-type="string">
            <text:p>7m40.339976458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LEFT([.C16]; FIND(&quot;m&quot;; [.C16]) - 1) * 60 + MID([.C16]; FIND(&quot;m&quot;; [.C16]) + 1; FIND(&quot;s&quot;; [.C16]) - FIND(&quot;m&quot;; [.C16]) - 1)" office:value-type="float" office:value="472.119255046" calcext:value-type="float">
            <text:p>472.119255046</text:p>
          </table:table-cell>
          <table:table-cell office:value-type="string" calcext:value-type="string">
            <text:p>7m52.119255046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LEFT([.C17]; FIND(&quot;m&quot;; [.C17]) - 1) * 60 + MID([.C17]; FIND(&quot;m&quot;; [.C17]) + 1; FIND(&quot;s&quot;; [.C17]) - FIND(&quot;m&quot;; [.C17]) - 1)" office:value-type="float" office:value="464.925918053" calcext:value-type="float">
            <text:p>464.925918053</text:p>
          </table:table-cell>
          <table:table-cell office:value-type="string" calcext:value-type="string">
            <text:p>7m44.925918053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LEFT([.C18]; FIND(&quot;m&quot;; [.C18]) - 1) * 60 + MID([.C18]; FIND(&quot;m&quot;; [.C18]) + 1; FIND(&quot;s&quot;; [.C18]) - FIND(&quot;m&quot;; [.C18]) - 1)" office:value-type="float" office:value="456.019488272" calcext:value-type="float">
            <text:p>456.019488272</text:p>
          </table:table-cell>
          <table:table-cell office:value-type="string" calcext:value-type="string">
            <text:p>7m36.019488272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LEFT([.C19]; FIND(&quot;m&quot;; [.C19]) - 1) * 60 + MID([.C19]; FIND(&quot;m&quot;; [.C19]) + 1; FIND(&quot;s&quot;; [.C19]) - FIND(&quot;m&quot;; [.C19]) - 1)" office:value-type="float" office:value="466.201977192" calcext:value-type="float">
            <text:p>466.201977192</text:p>
          </table:table-cell>
          <table:table-cell office:value-type="string" calcext:value-type="string">
            <text:p>7m46.201977192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LEFT([.C20]; FIND(&quot;m&quot;; [.C20]) - 1) * 60 + MID([.C20]; FIND(&quot;m&quot;; [.C20]) + 1; FIND(&quot;s&quot;; [.C20]) - FIND(&quot;m&quot;; [.C20]) - 1)" office:value-type="float" office:value="465.183729685" calcext:value-type="float">
            <text:p>465.183729685</text:p>
          </table:table-cell>
          <table:table-cell office:value-type="string" calcext:value-type="string">
            <text:p>7m45.183729685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LEFT([.C21]; FIND(&quot;m&quot;; [.C21]) - 1) * 60 + MID([.C21]; FIND(&quot;m&quot;; [.C21]) + 1; FIND(&quot;s&quot;; [.C21]) - FIND(&quot;m&quot;; [.C21]) - 1)" office:value-type="float" office:value="467.914212565" calcext:value-type="float">
            <text:p>467.914212565</text:p>
          </table:table-cell>
          <table:table-cell office:value-type="string" calcext:value-type="string">
            <text:p>7m47.914212565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eed_increase</text:p>
          </table:table-cell>
          <table:table-cell table:formula="of:=MAX([.B6:.B21])/MIN([.B6:.B21])" office:value-type="float" office:value="2.4634885034148" calcext:value-type="float">
            <text:p>2.46348850341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0:40:47.871408393</meta:creation-date>
    <dc:date>2024-11-15T09:06:32.199269052</dc:date>
    <meta:editing-duration>PT4H53M53S</meta:editing-duration>
    <meta:editing-cycles>40</meta:editing-cycles>
    <meta:generator>LibreOffice/7.3.7.2$Linux_X86_64 LibreOffice_project/30$Build-2</meta:generator>
    <meta:document-statistic meta:table-count="1" meta:cell-count="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E000000DF000000DF91EAE0FC84615028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circl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cm" svg:height="12.378cm" xlink:href=".." xlink:type="simple" chart:class="chart:scatter" chart:style-name="ch1">
        <chart:title svg:x="5.22cm" svg:y="0.655cm" chart:style-name="ch2">
          <text:p>Execution time : 3336 files- 69.4 GB</text:p>
        </chart:title>
        <chart:subtitle svg:x="4.753cm" svg:y="1.527cm" chart:style-name="ch3">
          <text:p>2x Intel(R) Xeon(R) Gold 6140 CPU @ 2.30GHz</text:p>
        </chart:subtitle>
        <chart:plot-area chart:style-name="ch4" table:cell-range-address="Sheet1.A6:Sheet1.B21 Sheet1.B5:Sheet1.B5" chart:data-source-has-labels="row" svg:x="1.598cm" svg:y="2.339cm" svg:width="16.454cm" svg:height="8.592cm">
          <chart:coordinate-region svg:x="2.59cm" svg:y="2.538cm" svg:width="15.275cm" svg:height="7.746cm"/>
          <chart:axis chart:dimension="x" chart:name="primary-x" chart:style-name="ch5">
            <chart:title svg:x="8.63cm" svg:y="11.179cm" chart:style-name="ch6">
              <text:p>nb Threads</text:p>
            </chart:title>
          </chart:axis>
          <chart:axis chart:dimension="y" chart:name="primary-y" chart:style-name="ch7">
            <chart:title svg:x="0.451cm" svg:y="7.552cm" chart:style-name="ch8">
              <text:p>seconds</text:p>
            </chart:title>
            <chart:grid chart:style-name="ch9" chart:class="major"/>
          </chart:axis>
          <chart:series chart:style-name="ch10" chart:values-cell-range-address="Sheet1.B6:Sheet1.B21" chart:label-cell-address="Sheet1.B5:Sheet1.B5" chart:class="chart:scatter">
            <chart:domain table:cell-range-address="Sheet1.A6:Sheet1.A21"/>
            <chart:data-point chart:repeated="1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onds</text:p>
                <draw:g>
                  <svg:desc>Sheet1.B5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21</svg:desc>
                </draw:g>
              </table:table-cell>
              <table:table-cell office:value-type="float" office:value="1112.056626971">
                <text:p>1112.056626971</text:p>
                <draw:g>
                  <svg:desc>Sheet1.B6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0.81770791">
                <text:p>980.81770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74.241152266">
                <text:p>674.241152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40.066833359">
                <text:p>540.066833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78.487784636">
                <text:p>478.487784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69.380819357">
                <text:p>469.380819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60.254013632">
                <text:p>460.254013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462.6385506">
                <text:p>462.6385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51.415391397">
                <text:p>451.4153913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60.339976458">
                <text:p>460.339976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72.119255046">
                <text:p>472.119255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64.925918053">
                <text:p>464.925918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456.019488272">
                <text:p>456.01948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466.201977192">
                <text:p>466.201977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65.183729685">
                <text:p>465.183729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467.914212565">
                <text:p>467.914212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